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10819" calcext:value-type="float">
            <text:p>1721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10901" calcext:value-type="float">
            <text:p>1721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J219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6:27:18.620312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5-08T21:50:41.561306219</dc:date>
    <meta:editing-duration>PT23H47M16S</meta:editing-duration>
    <meta:editing-cycles>345</meta:editing-cycles>
    <meta:document-statistic meta:table-count="1" meta:cell-count="3271" meta:object-count="0"/>
  </office:meta>
</office:document-meta>
</file>